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Zemlya_Georga-8">
            <text:p>Zemlya_Georga-8</text:p>
          </table:table-cell>
          <table:table-cell office:value-type="float" office:value="80.79">
            <text:p>80.79</text:p>
          </table:table-cell>
          <table:table-cell office:value-type="float" office:value="47.7">
            <text:p>47.7</text:p>
          </table:table-cell>
          <table:table-cell office:value-type="float" office:value="4282.99">
            <text:p>4282.99</text:p>
          </table:table-cell>
          <table:table-cell office:value-type="float" office:value="110.59">
            <text:p>110.59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3.1832815222659776">
            <text:p>3.1832815222659776</text:p>
          </table:table-cell>
          <table:table-cell office:value-type="float" office:value="3.1832815222659776">
            <text:p>3.1832815222659776</text:p>
          </table:table-cell>
          <table:table-cell office:value-type="string" office:value="Kovaleva1974,BaranskayaEtal2018">
            <text:p>Kovaleva197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Zemlya_Georga-7">
            <text:p>Zemlya_Georga-7</text:p>
          </table:table-cell>
          <table:table-cell office:value-type="float" office:value="80.79">
            <text:p>80.79</text:p>
          </table:table-cell>
          <table:table-cell office:value-type="float" office:value="47.71">
            <text:p>47.71</text:p>
          </table:table-cell>
          <table:table-cell office:value-type="float" office:value="6792.99">
            <text:p>6792.99</text:p>
          </table:table-cell>
          <table:table-cell office:value-type="float" office:value="95.03">
            <text:p>95.03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9.4625">
            <text:p>19.4625</text:p>
          </table:table-cell>
          <table:table-cell office:value-type="float" office:value="3.1832815222659776">
            <text:p>3.1832815222659776</text:p>
          </table:table-cell>
          <table:table-cell office:value-type="float" office:value="3.1832815222659776">
            <text:p>3.1832815222659776</text:p>
          </table:table-cell>
          <table:table-cell office:value-type="string" office:value="Kovaleva1974,BaranskayaEtal2018">
            <text:p>Kovaleva197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Zemlya_Georga-2">
            <text:p>Zemlya_Georga-2</text:p>
          </table:table-cell>
          <table:table-cell office:value-type="float" office:value="80.79">
            <text:p>80.79</text:p>
          </table:table-cell>
          <table:table-cell office:value-type="float" office:value="47.68">
            <text:p>47.68</text:p>
          </table:table-cell>
          <table:table-cell office:value-type="float" office:value="5592.99">
            <text:p>5592.99</text:p>
          </table:table-cell>
          <table:table-cell office:value-type="float" office:value="81.42">
            <text:p>81.42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3.4625">
            <text:p>13.4625</text:p>
          </table:table-cell>
          <table:table-cell office:value-type="float" office:value="3.1832815222659776">
            <text:p>3.1832815222659776</text:p>
          </table:table-cell>
          <table:table-cell office:value-type="float" office:value="3.1832815222659776">
            <text:p>3.1832815222659776</text:p>
          </table:table-cell>
          <table:table-cell office:value-type="string" office:value="Kovaleva1974,BaranskayaEtal2018">
            <text:p>Kovaleva197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AA-12482">
            <text:p>AA-12482</text:p>
          </table:table-cell>
          <table:table-cell office:value-type="float" office:value="80.46">
            <text:p>80.46</text:p>
          </table:table-cell>
          <table:table-cell office:value-type="float" office:value="49.22">
            <text:p>49.22</text:p>
          </table:table-cell>
          <table:table-cell office:value-type="float" office:value="5475.0">
            <text:p>5475.0</text:p>
          </table:table-cell>
          <table:table-cell office:value-type="float" office:value="70.0">
            <text:p>70.0</text:p>
          </table:table-cell>
          <table:table-cell office:value-type="string" office:value="Paired Mya tnuncata from glacial marine silt">
            <text:p>Paired Mya tnuncata from glacial marine silt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7209G">
            <text:p>GX-17209G</text:p>
          </table:table-cell>
          <table:table-cell office:value-type="float" office:value="80.0">
            <text:p>80.0</text:p>
          </table:table-cell>
          <table:table-cell office:value-type="float" office:value="49.23">
            <text:p>49.23</text:p>
          </table:table-cell>
          <table:table-cell office:value-type="float" office:value="9660.0">
            <text:p>9660.0</text:p>
          </table:table-cell>
          <table:table-cell office:value-type="float" office:value="120.0">
            <text:p>120.0</text:p>
          </table:table-cell>
          <table:table-cell office:value-type="string" office:value="2-m long whale ribimb edded in raised beach">
            <text:p>2-m long whale ribimb edded in raised beach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45.4625">
            <text:p>4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7208">
            <text:p>GX-17208</text:p>
          </table:table-cell>
          <table:table-cell office:value-type="float" office:value="80.0">
            <text:p>80.0</text:p>
          </table:table-cell>
          <table:table-cell office:value-type="float" office:value="49.23">
            <text:p>49.23</text:p>
          </table:table-cell>
          <table:table-cell office:value-type="float" office:value="9705.0">
            <text:p>9705.0</text:p>
          </table:table-cell>
          <table:table-cell office:value-type="float" office:value="105.0">
            <text:p>105.0</text:p>
          </table:table-cell>
          <table:table-cell office:value-type="string" office:value="Driftwood embedded into raised beach">
            <text:p>Driftwood embedded into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3.4625">
            <text:p>43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Zemlya_Georga-5">
            <text:p>Zemlya_Georga-5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3000.0">
            <text:p>3000.0</text:p>
          </table:table-cell>
          <table:table-cell office:value-type="float" office:value="111.73">
            <text:p>111.73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.9625">
            <text:p>6.9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Kovaleva1974,FormanEtal2004,BaranskayaEtal2018">
            <text:p>Kovaleva1974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U-Th">
            <text:p>U-Th</text:p>
          </table:table-cell>
          <table:table-cell office:value-type="string" office:value="Zemlya_Georga-4">
            <text:p>Zemlya_Georga-4</text:p>
          </table:table-cell>
          <table:table-cell office:value-type="float" office:value="80.15">
            <text:p>80.15</text:p>
          </table:table-cell>
          <table:table-cell office:value-type="float" office:value="48.84">
            <text:p>48.84</text:p>
          </table:table-cell>
          <table:table-cell office:value-type="float" office:value="11500.0">
            <text:p>11500.0</text:p>
          </table:table-cell>
          <table:table-cell office:value-type="float" office:value="1500.0">
            <text:p>1500.0</text:p>
          </table:table-cell>
          <table:table-cell office:value-type="string" office:value="molluscs">
            <text:p>molluscs</text:p>
          </table:table-cell>
          <table:table-cell office:value-type="string" office:value="U-series">
            <text:p>U-serie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2.7381563140186134">
            <text:p>2.7381563140186134</text:p>
          </table:table-cell>
          <table:table-cell office:value-type="float" office:value="2.7381563140186134">
            <text:p>2.7381563140186134</text:p>
          </table:table-cell>
          <table:table-cell office:value-type="string" office:value="BolshiyanovEtal2009,BaranskayaEtal2018">
            <text:p>BolshiyanovEtal2009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Zemlya_Georga-6">
            <text:p>Zemlya_Georga-6</text:p>
          </table:table-cell>
          <table:table-cell office:value-type="float" office:value="80.78">
            <text:p>80.78</text:p>
          </table:table-cell>
          <table:table-cell office:value-type="float" office:value="47.72">
            <text:p>47.72</text:p>
          </table:table-cell>
          <table:table-cell office:value-type="float" office:value="3032.99">
            <text:p>3032.99</text:p>
          </table:table-cell>
          <table:table-cell office:value-type="float" office:value="84.59">
            <text:p>84.59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.9625">
            <text:p>6.9625</text:p>
          </table:table-cell>
          <table:table-cell office:value-type="float" office:value="3.1832815222659776">
            <text:p>3.1832815222659776</text:p>
          </table:table-cell>
          <table:table-cell office:value-type="float" office:value="3.1832815222659776">
            <text:p>3.1832815222659776</text:p>
          </table:table-cell>
          <table:table-cell office:value-type="string" office:value="Kovaleva1974,BaranskayaEtal2018">
            <text:p>Kovaleva197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AA-15679">
            <text:p>AA-15679</text:p>
          </table:table-cell>
          <table:table-cell office:value-type="float" office:value="80.09">
            <text:p>80.09</text:p>
          </table:table-cell>
          <table:table-cell office:value-type="float" office:value="51.03">
            <text:p>51.03</text:p>
          </table:table-cell>
          <table:table-cell office:value-type="float" office:value="4435.0">
            <text:p>4435.0</text:p>
          </table:table-cell>
          <table:table-cell office:value-type="float" office:value="70.0">
            <text:p>70.0</text:p>
          </table:table-cell>
          <table:table-cell office:value-type="string" office:value="1-m long log on raised beach">
            <text:p>1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0.4625">
            <text:p>20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AA-16586">
            <text:p>AA-16586</text:p>
          </table:table-cell>
          <table:table-cell office:value-type="float" office:value="80.09">
            <text:p>80.09</text:p>
          </table:table-cell>
          <table:table-cell office:value-type="float" office:value="51.03">
            <text:p>51.03</text:p>
          </table:table-cell>
          <table:table-cell office:value-type="float" office:value="6300.0">
            <text:p>6300.0</text:p>
          </table:table-cell>
          <table:table-cell office:value-type="float" office:value="65.0">
            <text:p>65.0</text:p>
          </table:table-cell>
          <table:table-cell office:value-type="string" office:value="1-m long log on raised beach">
            <text:p>1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8.4625">
            <text:p>2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Zemlya_Georga-10">
            <text:p>Zemlya_Georga-10</text:p>
          </table:table-cell>
          <table:table-cell office:value-type="float" office:value="80.79">
            <text:p>80.79</text:p>
          </table:table-cell>
          <table:table-cell office:value-type="float" office:value="47.76">
            <text:p>47.76</text:p>
          </table:table-cell>
          <table:table-cell office:value-type="float" office:value="4552.99">
            <text:p>4552.99</text:p>
          </table:table-cell>
          <table:table-cell office:value-type="float" office:value="87.92">
            <text:p>87.92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3.1832815222659776">
            <text:p>3.1832815222659776</text:p>
          </table:table-cell>
          <table:table-cell office:value-type="float" office:value="3.1832815222659776">
            <text:p>3.1832815222659776</text:p>
          </table:table-cell>
          <table:table-cell office:value-type="string" office:value="Kovaleva1974,BaranskayaEtal2018">
            <text:p>Kovaleva197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Zemlya_Georga-1">
            <text:p>Zemlya_Georga-1</text:p>
          </table:table-cell>
          <table:table-cell office:value-type="float" office:value="80.79">
            <text:p>80.79</text:p>
          </table:table-cell>
          <table:table-cell office:value-type="float" office:value="47.72">
            <text:p>47.72</text:p>
          </table:table-cell>
          <table:table-cell office:value-type="float" office:value="4632.99">
            <text:p>4632.99</text:p>
          </table:table-cell>
          <table:table-cell office:value-type="float" office:value="81.42">
            <text:p>81.42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7.4625">
            <text:p>17.4625</text:p>
          </table:table-cell>
          <table:table-cell office:value-type="float" office:value="3.1832815222659776">
            <text:p>3.1832815222659776</text:p>
          </table:table-cell>
          <table:table-cell office:value-type="float" office:value="3.1832815222659776">
            <text:p>3.1832815222659776</text:p>
          </table:table-cell>
          <table:table-cell office:value-type="string" office:value="Kovaleva1974,BaranskayaEtal2018">
            <text:p>Kovaleva197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Zemlya_Georga-11">
            <text:p>Zemlya_Georga-11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4600.0">
            <text:p>4600.0</text:p>
          </table:table-cell>
          <table:table-cell office:value-type="float" office:value="109.35">
            <text:p>109.35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7.4625">
            <text:p>1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Kovaleva1974,FormanEtal2004,BaranskayaEtal2018">
            <text:p>Kovaleva1974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Zemlya_Georga-3">
            <text:p>Zemlya_Georga-3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6760.0">
            <text:p>6760.0</text:p>
          </table:table-cell>
          <table:table-cell office:value-type="float" office:value="119.83">
            <text:p>119.83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9.4625">
            <text:p>19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Kovaleva1974,FormanEtal2004,BaranskayaEtal2018">
            <text:p>Kovaleva1974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83G2">
            <text:p>GX-19483G2</text:p>
          </table:table-cell>
          <table:table-cell office:value-type="float" office:value="80.09">
            <text:p>80.09</text:p>
          </table:table-cell>
          <table:table-cell office:value-type="float" office:value="51.03">
            <text:p>51.03</text:p>
          </table:table-cell>
          <table:table-cell office:value-type="float" office:value="1865.0">
            <text:p>1865.0</text:p>
          </table:table-cell>
          <table:table-cell office:value-type="float" office:value="80.0">
            <text:p>80.0</text:p>
          </table:table-cell>
          <table:table-cell office:value-type="string" office:value="1.5-m long whale rib embedded in raised beach">
            <text:p>1.5-m long whale rib embedded in raised beach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1.4625">
            <text:p>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St-12668">
            <text:p>St-12668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3385.0">
            <text:p>3385.0</text:p>
          </table:table-cell>
          <table:table-cell office:value-type="float" office:value="119.83">
            <text:p>119.83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.9625">
            <text:p>6.9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GlazovskiyEtal1992,FormanEtal2004,BaranskayaEtal2018">
            <text:p>GlazovskiyEtal1992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LU-5147">
            <text:p>LU-5147</text:p>
          </table:table-cell>
          <table:table-cell office:value-type="float" office:value="80.15">
            <text:p>80.15</text:p>
          </table:table-cell>
          <table:table-cell office:value-type="float" office:value="48.84">
            <text:p>48.84</text:p>
          </table:table-cell>
          <table:table-cell office:value-type="float" office:value="8653.24">
            <text:p>8653.24</text:p>
          </table:table-cell>
          <table:table-cell office:value-type="float" office:value="145.02">
            <text:p>145.02</text:p>
          </table:table-cell>
          <table:table-cell office:value-type="string" office:value="molluscs">
            <text:p>mollusc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2.7381563140186134">
            <text:p>2.7381563140186134</text:p>
          </table:table-cell>
          <table:table-cell office:value-type="float" office:value="2.7381563140186134">
            <text:p>2.7381563140186134</text:p>
          </table:table-cell>
          <table:table-cell office:value-type="string" office:value="BolshiyanovEtal2009,BaranskayaEtal2018">
            <text:p>BolshiyanovEtal2009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Zemlya_Georga-9">
            <text:p>Zemlya_Georga-9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4520.0">
            <text:p>4520.0</text:p>
          </table:table-cell>
          <table:table-cell office:value-type="float" office:value="114.27">
            <text:p>114.27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Kovaleva1974,FormanEtal2004,BaranskayaEtal2018">
            <text:p>Kovaleva1974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Le-179">
            <text:p>Le-179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4250.0">
            <text:p>4250.0</text:p>
          </table:table-cell>
          <table:table-cell office:value-type="float" office:value="132.51">
            <text:p>132.51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Dibner1965,FormanEtal2004,BaranskayaEtal2018">
            <text:p>Dibner1965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Mo-355">
            <text:p>Mo-355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5940.0">
            <text:p>5940.0</text:p>
          </table:table-cell>
          <table:table-cell office:value-type="float" office:value="273.28">
            <text:p>273.28</text:p>
          </table:table-cell>
          <table:table-cell office:value-type="string" office:value="Algae peat">
            <text:p>Algae peat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15.9625">
            <text:p>15.9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Grosswald1973,FormanEtal2004,BaranskayaEtal2018">
            <text:p>Grosswald1973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Mo-421">
            <text:p>Mo-421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1550.0">
            <text:p>1550.0</text:p>
          </table:table-cell>
          <table:table-cell office:value-type="float" office:value="150.61">
            <text:p>150.61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4625">
            <text:p>3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Grosswald1973,FormanEtal2004,BaranskayaEtal2018">
            <text:p>Grosswald1973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570">
            <text:p>GX-19570</text:p>
          </table:table-cell>
          <table:table-cell office:value-type="float" office:value="80.0">
            <text:p>80.0</text:p>
          </table:table-cell>
          <table:table-cell office:value-type="float" office:value="49.23">
            <text:p>49.23</text:p>
          </table:table-cell>
          <table:table-cell office:value-type="float" office:value="2205.0">
            <text:p>2205.0</text:p>
          </table:table-cell>
          <table:table-cell office:value-type="float" office:value="110.0">
            <text:p>110.0</text:p>
          </table:table-cell>
          <table:table-cell office:value-type="string" office:value="1.5-m long log embedded into raised beach">
            <text:p>1.5-m long log embedded into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4625">
            <text:p>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87G">
            <text:p>GX-19487G</text:p>
          </table:table-cell>
          <table:table-cell office:value-type="float" office:value="80.09">
            <text:p>80.09</text:p>
          </table:table-cell>
          <table:table-cell office:value-type="float" office:value="51.03">
            <text:p>51.03</text:p>
          </table:table-cell>
          <table:table-cell office:value-type="float" office:value="9660.0">
            <text:p>9660.0</text:p>
          </table:table-cell>
          <table:table-cell office:value-type="float" office:value="165.0">
            <text:p>165.0</text:p>
          </table:table-cell>
          <table:table-cell office:value-type="string" office:value="Whale vertebrae on raised beach">
            <text:p>Whale vertebrae on raised beach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34.4625">
            <text:p>3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85_2">
            <text:p>GX-19485_2</text:p>
          </table:table-cell>
          <table:table-cell office:value-type="float" office:value="80.09">
            <text:p>80.09</text:p>
          </table:table-cell>
          <table:table-cell office:value-type="float" office:value="51.03">
            <text:p>51.03</text:p>
          </table:table-cell>
          <table:table-cell office:value-type="float" office:value="4380.0">
            <text:p>4380.0</text:p>
          </table:table-cell>
          <table:table-cell office:value-type="float" office:value="90.0">
            <text:p>90.0</text:p>
          </table:table-cell>
          <table:table-cell office:value-type="string" office:value="1.2-m long log on descending raised beach">
            <text:p>1.2-m long log on descending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6.4625">
            <text:p>16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85_1">
            <text:p>GX-19485_1</text:p>
          </table:table-cell>
          <table:table-cell office:value-type="float" office:value="80.09">
            <text:p>80.09</text:p>
          </table:table-cell>
          <table:table-cell office:value-type="float" office:value="51.03">
            <text:p>51.03</text:p>
          </table:table-cell>
          <table:table-cell office:value-type="float" office:value="3950.0">
            <text:p>3950.0</text:p>
          </table:table-cell>
          <table:table-cell office:value-type="float" office:value="110.0">
            <text:p>110.0</text:p>
          </table:table-cell>
          <table:table-cell office:value-type="string" office:value="2-m long log on raised beach">
            <text:p>2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1.4625">
            <text:p>1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84G">
            <text:p>GX-19484G</text:p>
          </table:table-cell>
          <table:table-cell office:value-type="float" office:value="80.09">
            <text:p>80.09</text:p>
          </table:table-cell>
          <table:table-cell office:value-type="float" office:value="51.03">
            <text:p>51.03</text:p>
          </table:table-cell>
          <table:table-cell office:value-type="float" office:value="2845.0">
            <text:p>2845.0</text:p>
          </table:table-cell>
          <table:table-cell office:value-type="float" office:value="105.0">
            <text:p>105.0</text:p>
          </table:table-cell>
          <table:table-cell office:value-type="string" office:value="Whale vertebrae disc imbedded in raised beach">
            <text:p>Whale vertebrae disc imbedded in raised beach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6.4625">
            <text:p>6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82">
            <text:p>GX-19482</text:p>
          </table:table-cell>
          <table:table-cell office:value-type="float" office:value="80.46">
            <text:p>80.46</text:p>
          </table:table-cell>
          <table:table-cell office:value-type="float" office:value="49.22">
            <text:p>49.22</text:p>
          </table:table-cell>
          <table:table-cell office:value-type="float" office:value="4785.0">
            <text:p>4785.0</text:p>
          </table:table-cell>
          <table:table-cell office:value-type="float" office:value="95.0">
            <text:p>95.0</text:p>
          </table:table-cell>
          <table:table-cell office:value-type="string" office:value="3-m long log on descending raised beach">
            <text:p>3-m long log on descending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8.4625">
            <text:p>1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St-12783">
            <text:p>St-12783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8265.0">
            <text:p>8265.0</text:p>
          </table:table-cell>
          <table:table-cell office:value-type="float" office:value="479.54">
            <text:p>479.54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GlazovskiyEtal1992,FormanEtal2004,BaranskayaEtal2018">
            <text:p>GlazovskiyEtal1992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8">
            <text:p>GX-1948</text:p>
          </table:table-cell>
          <table:table-cell office:value-type="float" office:value="80.46">
            <text:p>80.46</text:p>
          </table:table-cell>
          <table:table-cell office:value-type="float" office:value="49.22">
            <text:p>49.22</text:p>
          </table:table-cell>
          <table:table-cell office:value-type="float" office:value="4565.0">
            <text:p>4565.0</text:p>
          </table:table-cell>
          <table:table-cell office:value-type="float" office:value="115.0">
            <text:p>115.0</text:p>
          </table:table-cell>
          <table:table-cell office:value-type="string" office:value="1-m long tree root-plate fragment on raised beach">
            <text:p>1-m long tree root-plate fragment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6.4625">
            <text:p>16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80">
            <text:p>GX-19480</text:p>
          </table:table-cell>
          <table:table-cell office:value-type="float" office:value="80.46">
            <text:p>80.46</text:p>
          </table:table-cell>
          <table:table-cell office:value-type="float" office:value="49.22">
            <text:p>49.22</text:p>
          </table:table-cell>
          <table:table-cell office:value-type="float" office:value="3860.0">
            <text:p>3860.0</text:p>
          </table:table-cell>
          <table:table-cell office:value-type="float" office:value="90.0">
            <text:p>90.0</text:p>
          </table:table-cell>
          <table:table-cell office:value-type="string" office:value="5-m long log on descending raised beach">
            <text:p>5-m long log on descending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3.4625">
            <text:p>13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78">
            <text:p>GX-19478</text:p>
          </table:table-cell>
          <table:table-cell office:value-type="float" office:value="80.46">
            <text:p>80.46</text:p>
          </table:table-cell>
          <table:table-cell office:value-type="float" office:value="49.22">
            <text:p>49.22</text:p>
          </table:table-cell>
          <table:table-cell office:value-type="float" office:value="2180.0">
            <text:p>2180.0</text:p>
          </table:table-cell>
          <table:table-cell office:value-type="float" office:value="80.0">
            <text:p>80.0</text:p>
          </table:table-cell>
          <table:table-cell office:value-type="string" office:value="2.5-m long log on raised beach">
            <text:p>2.5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4625">
            <text:p>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St-12666">
            <text:p>St-12666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6765.0">
            <text:p>6765.0</text:p>
          </table:table-cell>
          <table:table-cell office:value-type="float" office:value="122.81">
            <text:p>122.81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9.9625">
            <text:p>19.9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GlazovskiyEtal1992,FormanEtal2004,BaranskayaEtal2018">
            <text:p>GlazovskiyEtal1992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St-12665">
            <text:p>St-12665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4980.0">
            <text:p>4980.0</text:p>
          </table:table-cell>
          <table:table-cell office:value-type="float" office:value="122.81">
            <text:p>122.81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3.9625">
            <text:p>13.9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GlazovskiyEtal1992,FormanEtal2004,BaranskayaEtal2018">
            <text:p>GlazovskiyEtal1992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St-12664">
            <text:p>St-12664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1655.0">
            <text:p>1655.0</text:p>
          </table:table-cell>
          <table:table-cell office:value-type="float" office:value="119.83">
            <text:p>119.83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4625">
            <text:p>3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GlazovskiyEtal1992,FormanEtal2004,BaranskayaEtal2018">
            <text:p>GlazovskiyEtal1992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79">
            <text:p>GX-19479</text:p>
          </table:table-cell>
          <table:table-cell office:value-type="float" office:value="80.46">
            <text:p>80.46</text:p>
          </table:table-cell>
          <table:table-cell office:value-type="float" office:value="49.22">
            <text:p>49.22</text:p>
          </table:table-cell>
          <table:table-cell office:value-type="float" office:value="2480.0">
            <text:p>2480.0</text:p>
          </table:table-cell>
          <table:table-cell office:value-type="float" office:value="100.0">
            <text:p>100.0</text:p>
          </table:table-cell>
          <table:table-cell office:value-type="string" office:value="3-m long log in swale of raised beach">
            <text:p>3-m long log in swale of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4625">
            <text:p>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71G">
            <text:p>GX-19471G</text:p>
          </table:table-cell>
          <table:table-cell office:value-type="float" office:value="80.0">
            <text:p>80.0</text:p>
          </table:table-cell>
          <table:table-cell office:value-type="float" office:value="49.23">
            <text:p>49.23</text:p>
          </table:table-cell>
          <table:table-cell office:value-type="float" office:value="3240.0">
            <text:p>3240.0</text:p>
          </table:table-cell>
          <table:table-cell office:value-type="float" office:value="85.0">
            <text:p>85.0</text:p>
          </table:table-cell>
          <table:table-cell office:value-type="string" office:value="Whale vertebrae on raised beach">
            <text:p>Whale vertebrae on raised beach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7.4625">
            <text:p>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St-12663">
            <text:p>St-12663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6090.0">
            <text:p>6090.0</text:p>
          </table:table-cell>
          <table:table-cell office:value-type="float" office:value="119.83">
            <text:p>119.83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1.4625">
            <text:p>2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GlazovskiyEtal1992,FormanEtal2004,BaranskayaEtal2018">
            <text:p>GlazovskiyEtal1992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73G">
            <text:p>GX-19473G</text:p>
          </table:table-cell>
          <table:table-cell office:value-type="float" office:value="80.0">
            <text:p>80.0</text:p>
          </table:table-cell>
          <table:table-cell office:value-type="float" office:value="49.23">
            <text:p>49.23</text:p>
          </table:table-cell>
          <table:table-cell office:value-type="float" office:value="4695.0">
            <text:p>4695.0</text:p>
          </table:table-cell>
          <table:table-cell office:value-type="float" office:value="90.0">
            <text:p>90.0</text:p>
          </table:table-cell>
          <table:table-cell office:value-type="string" office:value="3-m long whale jaw bone on raised spit">
            <text:p>3-m long whale jaw bone on raised spit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14.4625">
            <text:p>1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74G">
            <text:p>GX-19474G</text:p>
          </table:table-cell>
          <table:table-cell office:value-type="float" office:value="80.0">
            <text:p>80.0</text:p>
          </table:table-cell>
          <table:table-cell office:value-type="float" office:value="49.23">
            <text:p>49.23</text:p>
          </table:table-cell>
          <table:table-cell office:value-type="float" office:value="5905.0">
            <text:p>5905.0</text:p>
          </table:table-cell>
          <table:table-cell office:value-type="float" office:value="90.0">
            <text:p>90.0</text:p>
          </table:table-cell>
          <table:table-cell office:value-type="string" office:value="Whale skull fragment on buried in raised beach">
            <text:p>Whale skull fragment on buried in raised beach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21.4625">
            <text:p>2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75">
            <text:p>GX-19475</text:p>
          </table:table-cell>
          <table:table-cell office:value-type="float" office:value="80.0">
            <text:p>80.0</text:p>
          </table:table-cell>
          <table:table-cell office:value-type="float" office:value="49.23">
            <text:p>49.23</text:p>
          </table:table-cell>
          <table:table-cell office:value-type="float" office:value="6045.0">
            <text:p>6045.0</text:p>
          </table:table-cell>
          <table:table-cell office:value-type="float" office:value="125.0">
            <text:p>125.0</text:p>
          </table:table-cell>
          <table:table-cell office:value-type="string" office:value="Driftwood at marine escarpment">
            <text:p>Driftwood at marine escarp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5.4625">
            <text:p>2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76">
            <text:p>GX-19476</text:p>
          </table:table-cell>
          <table:table-cell office:value-type="float" office:value="80.0">
            <text:p>80.0</text:p>
          </table:table-cell>
          <table:table-cell office:value-type="float" office:value="49.23">
            <text:p>49.23</text:p>
          </table:table-cell>
          <table:table-cell office:value-type="float" office:value="1050.0">
            <text:p>1050.0</text:p>
          </table:table-cell>
          <table:table-cell office:value-type="float" office:value="85.0">
            <text:p>85.0</text:p>
          </table:table-cell>
          <table:table-cell office:value-type="string" office:value="1.5-m long log on raised beach above storm limit">
            <text:p>1.5-m long log on raised beach above storm limi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4625">
            <text:p>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77">
            <text:p>GX-19477</text:p>
          </table:table-cell>
          <table:table-cell office:value-type="float" office:value="80.46">
            <text:p>80.46</text:p>
          </table:table-cell>
          <table:table-cell office:value-type="float" office:value="49.22">
            <text:p>49.22</text:p>
          </table:table-cell>
          <table:table-cell office:value-type="float" office:value="1340.0">
            <text:p>1340.0</text:p>
          </table:table-cell>
          <table:table-cell office:value-type="float" office:value="80.0">
            <text:p>80.0</text:p>
          </table:table-cell>
          <table:table-cell office:value-type="string" office:value="0.5-m long log on raised beach above storm limit">
            <text:p>0.5-m long log on raised beach above storm limi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4625">
            <text:p>2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72G">
            <text:p>GX-19472G</text:p>
          </table:table-cell>
          <table:table-cell office:value-type="float" office:value="80.0">
            <text:p>80.0</text:p>
          </table:table-cell>
          <table:table-cell office:value-type="float" office:value="49.23">
            <text:p>49.23</text:p>
          </table:table-cell>
          <table:table-cell office:value-type="float" office:value="4345.0">
            <text:p>4345.0</text:p>
          </table:table-cell>
          <table:table-cell office:value-type="float" office:value="90.0">
            <text:p>90.0</text:p>
          </table:table-cell>
          <table:table-cell office:value-type="string" office:value="Whale skull fragment on buried in raised beach">
            <text:p>Whale skull fragment on buried in raised beach</text:p>
          </table:table-cell>
          <table:table-cell office:value-type="string" office:value="marine">
            <text:p>marine</text:p>
          </table:table-cell>
          <table:table-cell office:value-type="float" office:value="-152.0">
            <text:p>-152.0</text:p>
          </table:table-cell>
          <table:table-cell office:value-type="float" office:value="103.0">
            <text:p>103.0</text:p>
          </table:table-cell>
          <table:table-cell office:value-type="float" office:value="0.0">
            <text:p/>
          </table:table-cell>
          <table:table-cell office:value-type="float" office:value="11.4625">
            <text:p>1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